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
      <text:p text:style-name="Text_20_body">But the law expert wanted to show the people that his way of living was correct. So he asked Jesus, “Well then, who is my neighbor?”</text:p>
      <text:h text:style-name="Heading_20_9" text:outline-level="9">27-04</text:h>
      <text:p text:style-name="First_20_paragraph"/>
      <text:p text:style-name="Text_20_body">Jesus answered the law expert by telling a story. “There was a Jewish man who was traveling along the road from Jerusalem to Jericho.”</text:p>
      <text:h text:style-name="Heading_20_9" text:outline-level="9">27-05</text:h>
      <text:p text:style-name="First_20_paragraph"/>
      <text:p text:style-name="Text_20_body">“But some robbers saw him and attacked him. They took everything he had and beat him until he was almost dead. Then they went away.”</text:p>
      <text:h text:style-name="Heading_20_9" text:outline-level="9">27-06</text:h>
      <text:p text:style-name="First_20_paragraph"/>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
      <text:p text:style-name="Text_20_body">“Then the Samaritan lifted the man onto his own donkey. He took him to an inn by the road. There he continued to take care of him.”</text:p>
      <text:h text:style-name="Heading_20_9" text:outline-level="9">27-10</text:h>
      <text:p text:style-name="First_20_paragraph"/>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00Z</meta:creation-date>
    <dc:date>2023-05-24T11:34:00Z</dc:date>
  </office:meta>
</office:document-meta>
</file>